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2.473cm" fo:min-width="2.921cm"/>
    </style:style>
    <style:style style:name="gr2" style:family="graphic" style:parent-style-name="standard">
      <style:graphic-properties draw:textarea-horizontal-align="justify" draw:textarea-vertical-align="middle" draw:auto-grow-height="false" fo:min-height="1.071cm" fo:min-width="0.91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705cm"/>
    </style:style>
    <style:style style:name="gr5" style:family="graphic" style:parent-style-name="standard">
      <style:graphic-properties draw:textarea-horizontal-align="justify" draw:textarea-vertical-align="middle" draw:auto-grow-height="false" fo:min-height="2.592cm" fo:min-width="5.5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71cm" fo:min-width="3.57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2.473cm" fo:min-width="4.894cm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 fo:min-height="3.3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1.408cm"/>
    </style:style>
    <style:style style:name="gr12" style:family="graphic" style:parent-style-name="standard">
      <style:graphic-properties draw:stroke="none" draw:fill="none" fo:min-height="0.549cm"/>
    </style:style>
    <style:style style:name="gr13" style:family="graphic" style:parent-style-name="standard">
      <style:graphic-properties draw:textarea-horizontal-align="justify" draw:textarea-vertical-align="middle" draw:auto-grow-height="false" fo:min-height="0.736cm" fo:min-width="0.523cm"/>
    </style:style>
    <style:style style:name="gr14" style:family="graphic" style:parent-style-name="standard">
      <style:graphic-properties draw:textarea-horizontal-align="justify" draw:textarea-vertical-align="middle" draw:auto-grow-height="false" fo:min-height="2.355cm" fo:min-width="4.974cm"/>
    </style:style>
    <style:style style:name="gr15" style:family="graphic" style:parent-style-name="standard">
      <style:graphic-properties draw:stroke="none" draw:fill="none" fo:min-height="1.178cm"/>
    </style:style>
    <style:style style:name="gr16" style:family="graphic" style:parent-style-name="standard">
      <style:graphic-properties draw:stroke="none" draw:fill="none" fo:min-height="0.705cm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-color="#ffff99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c0c0c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21cm" svg:height="2.723cm" svg:x="14.657cm" svg:y="1.329cm">
          <text:p text:style-name="P1"><text:span text:style-name="T1">ODK </text:span><text:span text:style-name="T1"><text:line-break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867cm" svg:x="9.451cm" svg:y="2.6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4" draw:layer="layout" svg:x1="9.236cm" svg:y1="3.658cm" svg:x2="6.447cm" svg:y2="3.5cm">
          <text:p text:style-name="P3"><text:s/></text:p>
          <text:p text:style-name="P3"/>
        </draw:line>
        <draw:frame draw:style-name="gr4" draw:text-style-name="P6" draw:layer="layout" svg:width="4.947cm" svg:height="2.015cm" svg:x="7.973cm" svg:y="0.567cm">
          <draw:text-box>
            <text:p text:style-name="P5"><text:span text:style-name="T2">User sets Server URL to define</text:span></text:p>
            <text:p text:style-name="P5"><text:span text:style-name="T2">Data Aggregator</text:span></text:p>
          </draw:text-box>
        </draw:frame>
        <draw:custom-shape draw:style-name="gr5" draw:text-style-name="P7" draw:layer="layout" svg:width="6.026cm" svg:height="2.842cm" svg:x="2.842cm" svg:y="8.789cm">
          <text:p text:style-name="P7"><text:span text:style-name="T3">Backend</text:span></text:p>
          <text:p text:style-name="P7"><text:span text:style-name="T3">DisApp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71cm" svg:y1="3.552cm" svg:x2="14.263cm" svg:y2="3.368cm">
          <text:p/>
        </draw:line>
        <draw:custom-shape draw:style-name="gr7" draw:text-style-name="P7" draw:layer="layout" svg:width="4.078cm" svg:height="2.421cm" svg:x="2.316cm" svg:y="2cm">
          <text:p text:style-name="P7"><text:span text:style-name="T3">DisApp </text:span></text:p>
          <text:p text:style-name="P7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94cm" svg:height="2.723cm" svg:x="13.436cm" svg:y="8.724cm">
          <text:p text:style-name="P1"><text:span text:style-name="T1">ODK </text:span><text:span text:style-name="T1"><text:line-break/></text:span><text:span text:style-name="T1">Aggregate</text:span><text:span text:style-name="T1"><text:line-break/>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95cm" svg:height="4.553cm" svg:x="15.947cm" svg:y="4.15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0.895cm" svg:height="4.553cm" svg:x="4.078cm" svg:y="4.3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4" draw:layer="layout" svg:x1="13.342cm" svg:y1="10.132cm" svg:x2="8.842cm" svg:y2="10.079cm">
          <text:p/>
        </draw:line>
        <draw:frame draw:style-name="gr10" draw:text-style-name="P9" draw:layer="layout" svg:width="0.502cm" svg:height="2.36cm" svg:x="10.631cm" svg:y="9.579cm">
          <draw:text-box>
            <text:p/>
            <text:p/>
            <text:p/>
          </draw:text-box>
        </draw:frame>
        <draw:frame draw:style-name="gr11" draw:text-style-name="P11" draw:layer="layout" svg:width="5.125cm" svg:height="1.658cm" svg:x="8.621cm" svg:y="10.266cm">
          <draw:text-box>
            <text:p text:style-name="P10"><text:span text:style-name="T4">get </text:span></text:p>
            <text:p text:style-name="P10"><text:span text:style-name="T4">aggregated data</text:span></text:p>
          </draw:text-box>
        </draw:frame>
        <draw:custom-shape draw:style-name="gr8" draw:text-style-name="P2" draw:layer="layout" svg:width="5.394cm" svg:height="2.723cm" svg:x="13.489cm" svg:y="15.277cm">
          <text:p text:style-name="P1"><text:span text:style-name="T1">ODK </text:span><text:span text:style-name="T1"><text:line-break/></text:span><text:span text:style-name="T1">Form Upload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342cm" svg:y1="15.158cm" svg:x2="16.368cm" svg:y2="11.5cm">
          <text:p/>
        </draw:line>
        <draw:frame draw:style-name="gr12" draw:text-style-name="P11" draw:layer="layout" svg:width="4.1cm" svg:height="0.799cm" svg:x="14.134cm" svg:y="13.075cm">
          <draw:text-box>
            <text:p text:style-name="P10"><text:span text:style-name="T4">Upload Form</text:span></text:p>
          </draw:text-box>
        </draw:frame>
        <draw:custom-shape draw:style-name="gr8" draw:text-style-name="P2" draw:layer="layout" svg:width="5.394cm" svg:height="2.723cm" svg:x="13.41cm" svg:y="20.225cm">
          <text:p text:style-name="P1"><text:span text:style-name="T1">ODK </text:span><text:span text:style-name="T1"><text:line-break/></text:span><text:span text:style-name="T1">Form Builder/</text:span></text:p>
          <text:p text:style-name="P1"><text:span text:style-name="T1">XLS-F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447cm" svg:height="1.394cm" svg:x="15.236cm" svg:y="24.79cm">
          <text:p text:style-name="P3"/>
          <text:p text:style-name="P3"/>
          <text:p text:style-name="P3"/>
          <text:p text:style-name="P3"/>
          <text:p text:style-name="P3">Questionnaire Develop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4" draw:layer="layout" svg:x1="15.947cm" svg:y1="24.684cm" svg:x2="15.973cm" svg:y2="22.921cm">
          <text:p/>
        </draw:line>
        <draw:line draw:style-name="gr6" draw:text-style-name="P4" draw:layer="layout" svg:x1="16.079cm" svg:y1="20.185cm" svg:x2="16.105cm" svg:y2="17.895cm">
          <text:p/>
        </draw:line>
        <draw:frame draw:style-name="gr12" draw:text-style-name="P11" draw:layer="layout" svg:width="4.1cm" svg:height="1.345cm" svg:x="15.686cm" svg:y="18.576cm">
          <draw:text-box>
            <text:p text:style-name="P10"><text:span text:style-name="T4">Use created Forms</text:span></text:p>
          </draw:text-box>
        </draw:frame>
        <draw:line draw:style-name="gr6" draw:text-style-name="P4" draw:layer="layout" svg:x1="13.316cm" svg:y1="21.237cm" svg:x2="6.711cm" svg:y2="11.631cm">
          <text:p/>
        </draw:line>
        <draw:frame draw:style-name="gr12" draw:text-style-name="P11" draw:layer="layout" svg:width="4.1cm" svg:height="1.345cm" svg:x="7.501cm" svg:y="17.973cm">
          <draw:text-box>
            <text:p text:style-name="P10"><text:span text:style-name="T4">Use created Forms</text:span></text:p>
          </draw:text-box>
        </draw:frame>
        <draw:custom-shape draw:style-name="gr14" draw:text-style-name="P3" draw:layer="layout" svg:width="5.474cm" svg:height="2.605cm" svg:x="5.447cm" svg:y="14.579cm">
          <text:p text:style-name="P3"><text:span text:style-name="T3">DisApp</text:span></text:p>
          <text:p text:style-name="P3"><text:span text:style-name="T3">Uploader </text:span></text:p>
          <text:p text:style-name="P3"><text:span text:style-name="T4">(Fork ODK Uploader??)</text:span></text:p>
          <text:p text:style-name="P3"><text:span text:style-name="T5">[ODKJS]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37cm" svg:y1="4.395cm" svg:x2="13.974cm" svg:y2="8.5cm">
          <text:p/>
        </draw:line>
        <draw:frame draw:style-name="gr15" draw:text-style-name="P6" draw:layer="layout" svg:width="7.8cm" svg:height="2.485cm" svg:x="7.005cm" svg:y="5.385cm">
          <draw:text-box>
            <text:p text:style-name="P5"><text:span text:style-name="T2">User submits to ODK Aggregator, without getting</text:span></text:p>
            <text:p text:style-name="P5"><text:span text:style-name="T2">Server based decison support</text:span></text:p>
            <text:p text:style-name="P5"><text:span text:style-name="T6">(only client based Fuzzy Controller)</text:span></text:p>
          </draw:text-box>
        </draw:frame>
        <draw:frame draw:style-name="gr16" draw:text-style-name="P12" draw:layer="layout" svg:width="2.864cm" svg:height="0.955cm" svg:x="9.744cm" svg:y="9.263cm">
          <draw:text-box>
            <text:p text:style-name="P7"><text:span text:style-name="T3">ODKJ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gelbert Niehaus</meta:initial-creator>
    <meta:creation-date>2016-12-29T07:21:29.805185000</meta:creation-date>
    <dc:date>2016-12-29T07:54:40.586454000</dc:date>
    <dc:creator>Engelbert Niehaus</dc:creator>
    <meta:editing-duration>PT18M</meta:editing-duration>
    <meta:editing-cycles>2</meta:editing-cycles>
    <meta:generator>LibreOffice/4.4.6.3$MacOSX_X86_64 LibreOffice_project/e8938fd3328e95dcf59dd64e7facd2c7d67c704d</meta:generator>
    <meta:document-statistic meta:object-count="27"/>
  </office:meta>
</office:document-meta>
</file>